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5" style:parent-style-name="Tipodeletrapredefinidodoparágrafo" style:family="text">
      <style:text-properties fo:language="en" fo:country="GB"/>
    </style:style>
    <style:style style:name="T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indent="0.4916in"/>
    </style:style>
    <style:style style:name="T1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TILIZADOR (<text:span text:style-name="T2">nif</text:span>,<text:s/><text:span text:style-name="T3">emai</text:span><text:span text:style-name="T4">l</text:span>,<text:s/>nome, dt registo, nr passe)</text:p>
      <text:p text:style-name="Normal"><text:tab/>FK<text:span text:style-name="T5">: {nr passe} de PASSE; AK: {nr passe}</text:span></text:p>
      <text:p text:style-name="Normal">FUNCIONARIO (<text:span text:style-name="T6">nif</text:span>, nome,<text:span text:style-name="T7">email</text:span>,<text:span text:style-name="T8">numero</text:span>)</text:p>
      <text:p text:style-name="Normal">TIPO(<text:span text:style-name="T9">referencia</text:span>, preco, nrdias)</text:p>
      <text:p text:style-name="Normal">CARREGAMENTO(<text:span text:style-name="T10">data</text:span>, valor)</text:p>
      <text:p text:style-name="Normal">PASSE(<text:span text:style-name="T11">nrpasse</text:span>, dtaquisicao, referencia, data, nif, email, dtregisto)</text:p>
      <text:p text:style-name="P12">FK:{referencia} de TIPO;{data} de<text:s/>CARREGAMENTO;{nif, email, dtregisto} de<text:s/>UTILIZADOR</text:p>
      <text:p text:style-name="Normal">ESTACAO(<text:span text:style-name="T13">idestacao</text:span>, latitude, longitude)</text:p>
      <text:p text:style-name="Normal">TROTINETE(<text:span text:style-name="T14">id</text:span>, modelo, marca, peso, vel max, autonomia, modelo)</text:p>
      <text:p text:style-name="Normal">DOCA(<text:span text:style-name="T15">numero</text:span>,<text:s/><text:span text:style-name="T16">idestacao</text:span>, estado, id)<text:tab/></text:p>
      <text:p text:style-name="Normal"><text:tab/>FK:{idestacao} de ESTACAO; {id} de TROTINETE.</text:p>
      <text:p text:style-name="Normal">VIAGEM(mensagem, avaliacao, dtinicial, dtfinal, custo,<text:s/><text:span text:style-name="T17">nif</text:span>,<text:s/><text:span text:style-name="T18">email</text:span>)</text:p>
      <text:p text:style-name="Normal"><text:tab/>FK:{nif, email} de UTILIZADOR; {id} de TROTINETE</text:p>
      <text:p text:style-name="Normal">PEDIDO REP(<text:span text:style-name="T19">dtpedido</text:span>, idestacao, valor, numero, nif, email)<text:tab/></text:p>
      <text:p text:style-name="Normal"><text:tab/>FK:{idestacao} de ESTACAO; {numero, nif, email} de<text:s/>FUNCIONARIO</text:p>
      <text:p text:style-name="Normal">REPOSICAO(<text:span text:style-name="T20">numero</text:span><text:s/>rep,<text:s/><text:span text:style-name="T21">dtpedido</text:span>,<text:s/><text:span text:style-name="T22">idestacao</text:span>,<text:s/>dt incial, dt final, numero, nif, email)<text:tab/></text:p>
      <text:p text:style-name="Normal"><text:tab/>FK:{idestacao, dtpedido} de PEDIDO REP; {numero, nif, email} de<text:s/>FUNCIONARIO</text:p>
      <text:p text:style-name="Normal"/>
      <text:p text:style-name="Normal">RI1:<text:s/>Existe<text:s/>uma entidade<text:s/>PESSOA<text:s/>que<text:s/>contém uma Generalização Sobreposição para 2 entidades, UTILIZADOR e FUNCIONARIO,<text:s/>que partilha os atributos nif, nome e email com ambos.</text:p>
      <text:p text:style-name="Normal">RI2: Associação entre DOCA e TROTINETE é de 1:1.</text:p>
      <text:p text:style-name="Normal">RI3: Ligação de REPOSICAO para PESSOA.FUNCIONARIO é de N:1 com<text:s/>participação total<text:s/>no lado N(REPOSICAO).</text:p>
      <text:p text:style-name="Normal">RI4: Ligação de PEDIDO REP para PESSOA.FUNCIONARIO é de N:1 com<text:s/>participação total<text:s/>no lado N(PEDIDO REP).</text:p>
      <text:p text:style-name="Normal">RI5: Ligação entre TIPO e PASSE é de 1:N, com<text:s/>participação total<text:s/>no lado N (PASSE).</text:p>
      <text:p text:style-name="Normal">RI6: A ligação ente DOCA e ESTACAO não possui participação tot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2F5496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2F5496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2F5496"/>
    </style:style>
    <style:style style:name="CitaçãoIntensa" style:display-name="Citação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2F5496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rge Silva</meta:initial-creator>
    <dc:creator>Jorge Silva</dc:creator>
    <meta:creation-date>2024-10-13T18:33:00Z</meta:creation-date>
    <dc:date>2024-10-16T16:35:00Z</dc:date>
    <meta:print-date>2024-10-15T11:36:00Z</meta:print-date>
    <meta:template xlink:href="Normal" xlink:type="simple"/>
    <meta:editing-cycles>10</meta:editing-cycles>
    <meta:editing-duration>PT86220S</meta:editing-duration>
    <meta:document-statistic meta:page-count="1" meta:paragraph-count="3" meta:word-count="236" meta:character-count="1512" meta:row-count="10" meta:non-whitespace-character-count="1279"/>
  </office:meta>
</office:document-meta>
</file>